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-color="#ffffff" draw:textarea-horizontal-align="justify" draw:textarea-vertical-align="top" draw:auto-grow-height="false" fo:min-height="4.576cm" fo:min-width="4.834cm"/>
    </style:style>
    <style:style style:name="gr2" style:family="graphic" style:parent-style-name="standard">
      <style:graphic-properties draw:stroke="solid" draw:fill-color="#ffffff" draw:textarea-horizontal-align="justify" draw:textarea-vertical-align="middle" draw:auto-grow-height="false" fo:min-height="5.592cm" fo:min-width="6.104cm"/>
    </style:style>
    <style:style style:name="gr3" style:family="graphic" style:parent-style-name="standard">
      <style:graphic-properties draw:stroke="solid" svg:stroke-width="0.035cm" draw:marker-start-width="0.252cm" draw:marker-end-width="0.252cm" draw:fill-color="#ffffff" draw:textarea-horizontal-align="justify" draw:textarea-vertical-align="top" draw:auto-grow-height="false" fo:min-height="3.814cm" fo:min-width="5.596cm" fo:padding-top="0.142cm" fo:padding-bottom="0.142cm" fo:padding-left="0.267cm" fo:padding-right="0.267cm"/>
    </style:style>
    <style:style style:name="gr4" style:family="graphic" style:parent-style-name="standard">
      <style:graphic-properties svg:stroke-width="0.159cm" draw:marker-start="Arrow" draw:marker-start-width="0.438cm" draw:marker-end-width="0.4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draw:marker-start-width="0.438cm" draw:marker-end="Arrow" draw:marker-end-width="0.438cm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width="0.106cm" svg:stroke-color="#6666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ystem Architecture</text:p>
          </draw:text-box>
        </draw:frame>
        <draw:custom-shape draw:style-name="gr1" draw:text-style-name="P2" xml:id="id1" draw:id="id1" draw:layer="layout" svg:width="5.334cm" svg:height="4.826cm" svg:x="1.016cm" svg:y="4.826cm">
          <text:p text:style-name="P1"><text:span text:style-name="T1">Mail Serv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04cm" svg:height="5.842cm" svg:x="4.064cm" svg:y="13.97cm">
          <text:p text:style-name="P1"><text:span text:style-name="T1">MATLA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6.096cm" svg:height="4.064cm" svg:x="21.082cm" svg:y="4.572cm">
          <text:p text:style-name="P1"><text:span text:style-name="T1">Client Brows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334cm" svg:height="4.826cm" svg:x="10.668cm" svg:y="6.604cm">
          <text:p text:style-name="P1"><text:span text:style-name="T1">Web Sev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35cm" svg:y1="7.239cm" svg:x2="10.668cm" svg:y2="9.017cm" draw:start-shape="id1" draw:start-glue-point="1" draw:end-shape="id2" draw:end-glue-point="3" svg:d="M6350 7239h2159v1778h2159" svg:viewBox="0 0 4319 1779">
          <text:p/>
        </draw:connector>
        <draw:connector draw:style-name="gr5" draw:text-style-name="P1" draw:layer="layout" svg:x1="3.683cm" svg:y1="4.826cm" svg:x2="13.335cm" svg:y2="6.604cm" draw:start-shape="id1" draw:start-glue-point="0" draw:end-shape="id2" svg:d="M3683 4826v-501h9652v2279" svg:viewBox="0 0 9653 2280">
          <text:p/>
        </draw:connector>
        <draw:connector draw:style-name="gr4" draw:text-style-name="P1" draw:layer="layout" svg:x1="21.082cm" svg:y1="6.604cm" svg:x2="16.002cm" svg:y2="9.017cm" draw:start-shape="id3" draw:start-glue-point="3" draw:end-shape="id2" svg:d="M21082 6604h-2548v2413h-2532" svg:viewBox="0 0 5081 2414">
          <text:p/>
        </draw:connector>
        <draw:connector draw:style-name="gr6" draw:text-style-name="P1" draw:layer="layout" svg:x1="16.002cm" svg:y1="9.017cm" svg:x2="16.002cm" svg:y2="9.017cm" draw:start-shape="id2" draw:end-shape="id2" svg:d="M16002 9017z" svg:viewBox="0 0 1 1">
          <text:p/>
        </draw:connector>
        <draw:connector draw:style-name="gr4" draw:text-style-name="P1" draw:layer="layout" svg:x1="13.335cm" svg:y1="11.43cm" svg:x2="24.13cm" svg:y2="8.636cm" draw:start-shape="id2" draw:end-shape="id3" draw:end-glue-point="2" svg:d="M13335 11430v501h10795v-3295" svg:viewBox="0 0 10796 3296">
          <text:p/>
        </draw:connector>
        <draw:line draw:style-name="gr7" draw:text-style-name="P4" draw:layer="layout" svg:x1="10.668cm" svg:y1="17.272cm" svg:x2="11.938cm" svg:y2="11.43cm">
          <text:p/>
        </draw:line>
        <draw:line draw:style-name="gr7" draw:text-style-name="P4" draw:layer="layout" svg:x1="10.668cm" svg:y1="9.906cm" svg:x2="7.366cm" svg:y2="13.97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27:20.190455259</meta:creation-date>
    <meta:editing-duration>PT42S</meta:editing-duration>
    <meta:editing-cycles>2</meta:editing-cycles>
    <meta:generator>LibreOffice/5.1.6.2$Linux_X86_64 LibreOffice_project/10m0$Build-2</meta:generator>
    <dc:date>2017-05-19T23:27:59.324031760</dc:date>
    <meta:document-statistic meta:object-count="39"/>
  </office:meta>
</office:document-meta>
</file>